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3124" calcext:value-type="float">
            <text:p>1253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484" calcext:value-type="float">
            <text:p>9474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48400" calcext:value-type="float">
            <text:p>9474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7420" calcext:value-type="float">
            <text:p>47374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98960" calcext:value-type="float">
            <text:p>1570989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d_wor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8200" calcext:value-type="float">
            <text:p>152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d_word,rule</text:p>
          </table:table-cell>
          <table:table-cell office:value-type="float" office:value="305640" calcext:value-type="float">
            <text:p>305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8200000" calcext:value-type="float">
            <text:p>15282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82000" calcext:value-type="float">
            <text:p>15282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560" calcext:value-type="float">
            <text:p>1222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932800" calcext:value-type="float">
            <text:p>15893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5600" calcext:value-type="float">
            <text:p>1222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58496" calcext:value-type="float">
            <text:p>50858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492964" calcext:value-type="float">
            <text:p>1271492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5752" calcext:value-type="float">
            <text:p>12775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6319536" calcext:value-type="float">
            <text:p>1116319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71128" calcext:value-type="float">
            <text:p>76471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490400" calcext:value-type="float">
            <text:p>568490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,rule</text:p>
          </table:table-cell>
          <table:table-cell office:value-type="float" office:value="3056400" calcext:value-type="float">
            <text:p>3056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64000" calcext:value-type="float">
            <text:p>3056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640000" calcext:value-type="float">
            <text:p>30564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78564" calcext:value-type="float">
            <text:p>2139785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94800" calcext:value-type="float">
            <text:p>21394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31680" calcext:value-type="float">
            <text:p>342316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206696" calcext:value-type="float">
            <text:p>205206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25364" calcext:value-type="float">
            <text:p>214253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63764" calcext:value-type="float">
            <text:p>397637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99200" calcext:value-type="float">
            <text:p>238399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916" calcext:value-type="float">
            <text:p>21089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8400" calcext:value-type="float">
            <text:p>1833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701284" calcext:value-type="float">
            <text:p>147012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72004" calcext:value-type="float">
            <text:p>29372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813920" calcext:value-type="float">
            <text:p>13081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6600" calcext:value-type="float">
            <text:p>19866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3320" calcext:value-type="float">
            <text:p>39733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93280" calcext:value-type="float">
            <text:p>1589328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4:42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6S</meta:editing-duration>
    <meta:editing-cycles>4</meta:editing-cycles>
    <meta:generator>LibreOffice/5.2.0.4$Windows_x86 LibreOffice_project/066b007f5ebcc236395c7d282ba488bca6720265</meta:generator>
    <dc:date>2016-08-14T10:54:59.547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